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objectwithoutfill">
      <style:graphic-properties draw:stroke="solid" svg:stroke-width="0.1cm" svg:stroke-color="#6699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3cm" svg:stroke-color="#666666" draw:marker-start-width="0.245cm" draw:marker-end-width="0.245cm" draw:fill="solid" draw:fill-color="#b2b2b2" draw:textarea-horizontal-align="justify" draw:textarea-vertical-align="middle" draw:auto-grow-height="false" fo:min-height="0.257cm" fo:min-width="0.006cm" fo:padding-top="0.14cm" fo:padding-bottom="0.14cm" fo:padding-left="0.265cm" fo:padding-right="0.265cm"/>
    </style:style>
    <style:style style:name="gr4" style:family="graphic" style:parent-style-name="objectwithoutfill">
      <style:graphic-properties draw:stroke="solid" svg:stroke-width="0.1cm" svg:stroke-color="#6633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3cm" svg:stroke-color="#666666" draw:marker-start-width="0.245cm" draw:marker-end-width="0.245cm" draw:fill="solid" draw:fill-color="#b2b2b2" draw:textarea-horizontal-align="justify" draw:textarea-vertical-align="middle" draw:auto-grow-height="false" fo:min-height="0.257cm" fo:min-width="0.007cm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Fine_20_Dashed" svg:stroke-width="0.1cm" svg:stroke-color="#330099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otted_20__28_var_29_" svg:stroke-width="0.1cm" svg:stroke-color="#006699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cm" svg:stroke-color="#006699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03cm" svg:stroke-color="#666666" draw:marker-start-width="0.245cm" draw:marker-end-width="0.245cm" draw:fill="solid" draw:fill-color="#b2b2b2" draw:textarea-horizontal-align="justify" draw:textarea-vertical-align="middle" draw:auto-grow-height="false" fo:min-height="0.256cm" fo:min-width="0.006cm" fo:padding-top="0.14cm" fo:padding-bottom="0.14cm" fo:padding-left="0.265cm" fo:padding-right="0.265cm"/>
    </style:style>
    <style:style style:name="gr11" style:family="graphic" style:parent-style-name="objectwithoutfill">
      <style:graphic-properties draw:stroke="solid"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draw:stroke-dash="Fine_20_Dashed" svg:stroke-width="0.1cm" svg:stroke-color="#b2b2b2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1cm" svg:stroke-color="#b2b2b2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03cm" svg:stroke-color="#333333" draw:marker-start-width="0.245cm" draw:marker-end-width="0.245cm" draw:fill="solid" draw:fill-color="#669900" draw:textarea-horizontal-align="justify" draw:textarea-vertical-align="middle" draw:auto-grow-height="false" fo:min-height="0.03cm" fo:min-width="0cm" fo:padding-top="0.14cm" fo:padding-bottom="0.14cm" fo:padding-left="0.265cm" fo:padding-right="0.265cm"/>
    </style:style>
    <style:style style:name="gr15" style:family="graphic" style:parent-style-name="standard">
      <style:graphic-properties draw:stroke="solid" svg:stroke-width="0.03cm" svg:stroke-color="#333333" draw:marker-start-width="0.245cm" draw:marker-end-width="0.245cm" draw:fill="solid" draw:fill-color="#663300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16" style:family="graphic" style:parent-style-name="standard">
      <style:graphic-properties draw:stroke="solid" svg:stroke-width="0.03cm" svg:stroke-color="#333333" draw:marker-start-width="0.245cm" draw:marker-end-width="0.245cm" draw:fill="solid" draw:fill-color="#669900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17" style:family="graphic" style:parent-style-name="standard">
      <style:graphic-properties draw:stroke="solid" svg:stroke-width="0.03cm" svg:stroke-color="#333333" draw:marker-start-width="0.245cm" draw:marker-end-width="0.245cm" draw:fill="solid" draw:fill-color="#663300" draw:textarea-horizontal-align="justify" draw:textarea-vertical-align="middle" draw:auto-grow-height="false" fo:min-height="0.03cm" fo:min-width="0cm" fo:padding-top="0.14cm" fo:padding-bottom="0.14cm" fo:padding-left="0.265cm" fo:padding-right="0.265cm"/>
    </style:style>
    <style:style style:name="gr18" style:family="graphic" style:parent-style-name="standard">
      <style:graphic-properties draw:stroke="solid" svg:stroke-width="0.03cm" svg:stroke-color="#333333" draw:marker-start-width="0.245cm" draw:marker-end-width="0.245cm" draw:fill="solid" draw:fill-color="#006699" draw:textarea-horizontal-align="justify" draw:textarea-vertical-align="middle" draw:auto-grow-height="false" fo:min-height="0.03cm" fo:min-width="0cm" fo:padding-top="0.14cm" fo:padding-bottom="0.14cm" fo:padding-left="0.265cm" fo:padding-right="0.265cm"/>
    </style:style>
    <style:style style:name="gr19" style:family="graphic" style:parent-style-name="standard">
      <style:graphic-properties draw:stroke="solid" svg:stroke-width="0.03cm" svg:stroke-color="#333333" draw:marker-start-width="0.245cm" draw:marker-end-width="0.245cm" draw:fill="solid" draw:fill-color="#006699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20" style:family="graphic" style:parent-style-name="standard">
      <style:graphic-properties draw:stroke="none" draw:fill="solid" draw:fill-color="#669900" draw:textarea-vertical-align="middle" draw:auto-grow-height="false" fo:min-height="0.188cm" fo:min-width="0cm"/>
    </style:style>
    <style:style style:name="gr21" style:family="graphic" style:parent-style-name="standard">
      <style:graphic-properties draw:stroke="none" draw:fill="solid" draw:fill-color="#006699" draw:textarea-vertical-align="middle" draw:auto-grow-height="false" fo:min-height="0.188cm" fo:min-width="0cm"/>
    </style:style>
    <style:style style:name="gr22" style:family="graphic" style:parent-style-name="standard">
      <style:graphic-properties draw:stroke="solid" svg:stroke-width="0.03cm" svg:stroke-color="#333333" draw:marker-start-width="0.245cm" draw:marker-end-width="0.245cm" draw:fill="none" draw:fill-color="#808080" draw:textarea-horizontal-align="justify" draw:textarea-vertical-align="middle" draw:auto-grow-height="false" fo:min-height="0.029cm" fo:min-width="0cm" fo:padding-top="0.14cm" fo:padding-bottom="0.14cm" fo:padding-left="0.265cm" fo:padding-right="0.265cm"/>
    </style:style>
    <style:style style:name="gr23" style:family="graphic" style:parent-style-name="standard">
      <style:graphic-properties draw:stroke="none" draw:fill="solid" draw:fill-color="#669900" draw:textarea-vertical-align="middle" draw:auto-grow-height="false" fo:min-height="0.187cm" fo:min-width="0cm"/>
    </style:style>
    <style:style style:name="gr24" style:family="graphic" style:parent-style-name="standard">
      <style:graphic-properties draw:stroke="none" draw:fill="solid" draw:fill-color="#006699" draw:textarea-vertical-align="middle" draw:auto-grow-height="false" fo:min-height="0.187cm" fo:min-width="0cm"/>
    </style:style>
    <style:style style:name="gr25" style:family="graphic" style:parent-style-name="objectwithoutfill">
      <style:graphic-properties draw:stroke="dash" draw:stroke-dash="Fine_20_Dashed" svg:stroke-width="0.1cm" svg:stroke-color="#ff8080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draw:stroke="dash" draw:stroke-dash="Ultrafine_20_Dotted_20__28_var_29_" svg:stroke-width="0.102cm" svg:stroke-color="#669900" draw:marker-start-width="0.353cm" draw:marker-end-width="0.353cm" draw:fill="none" draw:textarea-horizontal-align="center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5cm" fo:min-width="0.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3cm"/>
    </style:style>
    <style:style style:name="gr31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55cm" fo:min-width="1.1cm"/>
    </style:style>
    <style:style style:name="gr3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 style:protect="position size"/>
    </style:style>
    <style:style style:name="gr33" style:family="graphic" style:parent-style-name="standard" style:list-style-name="L1">
      <style:graphic-properties draw:stroke="dash" draw:stroke-dash="Fine_20_Dashed" svg:stroke-width="0.102cm" svg:stroke-color="#000000" draw:marker-start="" draw:marker-start-width="0.352cm" draw:marker-start-center="false" draw:marker-end="" draw:marker-end-width="0.3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 style:protect="position size"/>
    </style:style>
    <style:style style:name="gr34" style:family="graphic" style:parent-style-name="standard" style:list-style-name="L1">
      <style:graphic-properties draw:stroke="dash" draw:stroke-dash="Ultrafine_20_Dotted_20__28_var_29_" svg:stroke-width="0.102cm" svg:stroke-color="#000000" draw:marker-start="" draw:marker-start-width="0.352cm" draw:marker-start-center="false" draw:marker-end="" draw:marker-end-width="0.3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 style:protect="position siz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solid" draw:fill-color="#669900"/>
      <style:paragraph-properties fo:text-align="center"/>
    </style:style>
    <style:style style:name="P4" style:family="paragraph">
      <loext:graphic-properties draw:fill="solid" draw:fill-color="#663300"/>
      <style:paragraph-properties fo:text-align="center"/>
    </style:style>
    <style:style style:name="P5" style:family="paragraph">
      <loext:graphic-properties draw:fill="solid" draw:fill-color="#006699"/>
      <style:paragraph-properties fo:text-align="center"/>
    </style:style>
    <style:style style:name="P6" style:family="paragraph">
      <loext:graphic-properties draw:fill="none" draw:fill-color="#808080"/>
      <style:paragraph-properties fo:text-align="center"/>
    </style:style>
    <style:style style:name="P7" style:family="paragraph">
      <loext:graphic-properties draw:fill="solid" draw:fill-color="#666666"/>
      <style:paragraph-properties fo:text-align="center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Gargi-1.2b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23.715cm" svg:y1="2.736cm" svg:x2="21.636cm" svg:y2="0.368cm">
            <text:p/>
          </draw:line>
          <draw:line draw:style-name="gr2" draw:text-style-name="P1" draw:layer="layout" svg:x1="20.135cm" svg:y1="1.869cm" svg:x2="23.773cm" svg:y2="2.735cm">
            <text:p/>
          </draw:line>
          <draw:line draw:style-name="gr2" draw:text-style-name="P1" draw:layer="layout" svg:x1="20.77cm" svg:y1="3.659cm" svg:x2="22.56cm" svg:y2="3.832cm">
            <text:p/>
          </draw:line>
          <draw:line draw:style-name="gr2" draw:text-style-name="P1" draw:layer="layout" svg:x1="20.355cm" svg:y1="1.845cm" svg:x2="23.657cm" svg:y2="1.176cm">
            <text:p/>
          </draw:line>
          <draw:line draw:style-name="gr2" draw:text-style-name="P1" draw:layer="layout" svg:x1="20.792cm" svg:y1="3.699cm" svg:x2="23.657cm" svg:y2="1.234cm">
            <text:p/>
          </draw:line>
          <draw:line draw:style-name="gr2" draw:text-style-name="P1" draw:layer="layout" svg:x1="20.182cm" svg:y1="1.874cm" svg:x2="20.792cm" svg:y2="3.743cm">
            <text:p/>
          </draw:line>
          <draw:line draw:style-name="gr2" draw:text-style-name="P1" draw:layer="layout" svg:x1="22.56cm" svg:y1="3.775cm" svg:x2="23.715cm" svg:y2="2.793cm">
            <text:p/>
          </draw:line>
          <draw:line draw:style-name="gr2" draw:text-style-name="P1" draw:layer="layout" svg:x1="21.64cm" svg:y1="0.441cm" svg:x2="23.6cm" svg:y2="1.176cm">
            <text:p/>
          </draw:line>
          <draw:line draw:style-name="gr2" draw:text-style-name="P1" draw:layer="layout" svg:x1="21.64cm" svg:y1="0.441cm" svg:x2="20.182cm" svg:y2="1.874cm">
            <text:p/>
          </draw:line>
          <draw:line draw:style-name="gr2" draw:text-style-name="P1" draw:layer="layout" svg:x1="22.502cm" svg:y1="3.775cm" svg:x2="20.182cm" svg:y2="1.817cm">
            <text:p/>
          </draw:line>
          <draw:line draw:style-name="gr2" draw:text-style-name="P1" draw:layer="layout" svg:x1="22.503cm" svg:y1="3.775cm" svg:x2="21.681cm" svg:y2="0.426cm">
            <text:p/>
          </draw:line>
          <draw:line draw:style-name="gr2" draw:text-style-name="P1" draw:layer="layout" svg:x1="20.792cm" svg:y1="3.699cm" svg:x2="21.64cm" svg:y2="0.441cm">
            <text:p/>
          </draw:line>
          <draw:custom-shape draw:style-name="gr3" draw:text-style-name="P2" draw:layer="layout" svg:width="0.758cm" svg:height="0.759cm" svg:x="21.259cm" svg:y="0.0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19.786cm" svg:y="1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3.027cm" svg:y1="8.442cm" svg:x2="24.812cm" svg:y2="8.442cm">
            <text:p/>
          </draw:line>
          <draw:line draw:style-name="gr4" draw:text-style-name="P1" draw:layer="layout" svg:x1="22.66cm" svg:y1="6.633cm" svg:x2="25.437cm" svg:y2="6.657cm">
            <text:p/>
          </draw:line>
          <draw:line draw:style-name="gr4" draw:text-style-name="P1" draw:layer="layout" svg:x1="23.097cm" svg:y1="8.486cm" svg:x2="25.432cm" svg:y2="6.662cm">
            <text:p/>
          </draw:line>
          <draw:line draw:style-name="gr4" draw:text-style-name="P1" draw:layer="layout" svg:x1="22.487cm" svg:y1="6.662cm" svg:x2="23.097cm" svg:y2="8.531cm">
            <text:p/>
          </draw:line>
          <draw:line draw:style-name="gr4" draw:text-style-name="P1" draw:layer="layout" svg:x1="24.882cm" svg:y1="8.486cm" svg:x2="25.432cm" svg:y2="6.662cm">
            <text:p/>
          </draw:line>
          <draw:line draw:style-name="gr4" draw:text-style-name="P1" draw:layer="layout" svg:x1="23.944cm" svg:y1="5.229cm" svg:x2="25.432cm" svg:y2="6.662cm">
            <text:p/>
          </draw:line>
          <draw:line draw:style-name="gr4" draw:text-style-name="P1" draw:layer="layout" svg:x1="23.945cm" svg:y1="5.229cm" svg:x2="22.487cm" svg:y2="6.662cm">
            <text:p/>
          </draw:line>
          <draw:line draw:style-name="gr4" draw:text-style-name="P1" draw:layer="layout" svg:x1="24.882cm" svg:y1="8.487cm" svg:x2="22.487cm" svg:y2="6.605cm">
            <text:p/>
          </draw:line>
          <draw:line draw:style-name="gr4" draw:text-style-name="P1" draw:layer="layout" svg:x1="24.881cm" svg:y1="8.487cm" svg:x2="23.944cm" svg:y2="5.229cm">
            <text:p/>
          </draw:line>
          <draw:line draw:style-name="gr4" draw:text-style-name="P1" draw:layer="layout" svg:x1="23.097cm" svg:y1="8.487cm" svg:x2="23.945cm" svg:y2="5.229cm">
            <text:p/>
          </draw:line>
          <draw:custom-shape draw:style-name="gr3" draw:text-style-name="P2" draw:layer="layout" svg:width="0.758cm" svg:height="0.759cm" svg:x="24.411cm" svg:y="8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22.715cm" svg:y="8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25.386cm" svg:y1="6.637cm" svg:x2="26.686cm" svg:y2="3.791cm">
            <text:p/>
          </draw:line>
          <draw:line draw:style-name="gr6" draw:text-style-name="P1" draw:layer="layout" svg:x1="23.946cm" svg:y1="5.276cm" svg:x2="24.986cm" svg:y2="3.791cm">
            <text:p/>
          </draw:line>
          <draw:line draw:style-name="gr7" draw:text-style-name="P1" draw:layer="layout" svg:x1="22.586cm" svg:y1="6.591cm" svg:x2="22.486cm" svg:y2="3.746cm">
            <text:p/>
          </draw:line>
          <draw:polygon draw:style-name="gr8" draw:text-style-name="P1" draw:layer="layout" svg:width="0cm" svg:height="1.598cm" svg:x="23.74cm" svg:y="1.1cm" svg:viewBox="0 0 0 1599" draw:points="0,1599 0,0">
            <text:p/>
          </draw:polygon>
          <draw:polygon draw:style-name="gr9" draw:text-style-name="P1" draw:layer="layout" svg:width="1.784cm" svg:height="0cm" svg:x="24.946cm" svg:y="3.77cm" svg:viewBox="0 0 1785 0" draw:points="0,0 1785,0">
            <text:p/>
          </draw:polygon>
          <draw:polygon draw:style-name="gr9" draw:text-style-name="P1" draw:layer="layout" svg:width="3.698cm" svg:height="0.692cm" svg:x="23.657cm" svg:y="1.292cm" svg:viewBox="0 0 3699 693" draw:points="0,0 3699,693">
            <text:p/>
          </draw:polygon>
          <draw:polygon draw:style-name="gr9" draw:text-style-name="P1" draw:layer="layout" svg:width="2.334cm" svg:height="1.823cm" svg:x="25.016cm" svg:y="1.99cm" svg:viewBox="0 0 2335 1824" draw:points="0,1824 2335,0">
            <text:p/>
          </draw:polygon>
          <draw:polygon draw:style-name="gr9" draw:text-style-name="P1" draw:layer="layout" svg:width="1.299cm" svg:height="1.064cm" svg:x="23.715cm" svg:y="2.793cm" svg:viewBox="0 0 1300 1065" draw:points="0,0 1300,1065">
            <text:p/>
          </draw:polygon>
          <draw:polygon draw:style-name="gr9" draw:text-style-name="P1" draw:layer="layout" svg:width="0.549cm" svg:height="1.823cm" svg:x="26.801cm" svg:y="1.99cm" svg:viewBox="0 0 550 1824" draw:points="0,1824 550,0">
            <text:p/>
          </draw:polygon>
          <draw:polygon draw:style-name="gr9" draw:text-style-name="P1" draw:layer="layout" svg:width="1.487cm" svg:height="1.432cm" svg:x="25.863cm" svg:y="0.557cm" svg:viewBox="0 0 1488 1433" draw:points="0,0 1488,1433">
            <text:p/>
          </draw:polygon>
          <draw:polygon draw:style-name="gr9" draw:text-style-name="P1" draw:layer="layout" svg:width="2.147cm" svg:height="0.676cm" svg:x="23.715cm" svg:y="0.557cm" svg:viewBox="0 0 2148 677" draw:points="2148,0 0,677">
            <text:p/>
          </draw:polygon>
          <draw:polygon draw:style-name="gr9" draw:text-style-name="P1" draw:layer="layout" svg:width="3.142cm" svg:height="1.02cm" svg:x="23.657cm" svg:y="2.793cm" svg:viewBox="0 0 3143 1021" draw:points="3143,1021 0,0">
            <text:p/>
          </draw:polygon>
          <draw:polygon draw:style-name="gr9" draw:text-style-name="P1" draw:layer="layout" svg:width="0.936cm" svg:height="3.257cm" svg:x="25.863cm" svg:y="0.557cm" svg:viewBox="0 0 937 3258" draw:points="937,3258 0,0">
            <text:p/>
          </draw:polygon>
          <draw:polygon draw:style-name="gr9" draw:text-style-name="P1" draw:layer="layout" svg:width="0.847cm" svg:height="3.257cm" svg:x="25.016cm" svg:y="0.557cm" svg:viewBox="0 0 848 3258" draw:points="0,3258 848,0">
            <text:p/>
          </draw:polygon>
          <draw:polygon draw:style-name="gr9" draw:text-style-name="P1" draw:layer="layout" svg:width="2.136cm" svg:height="2.136cm" svg:x="23.715cm" svg:y="0.599cm" svg:viewBox="0 0 2137 2137" draw:points="0,2137 2137,0">
            <text:p/>
          </draw:polygon>
          <draw:polygon draw:style-name="gr9" draw:text-style-name="P1" draw:layer="layout" svg:width="3.695cm" svg:height="0.807cm" svg:x="23.657cm" svg:y="1.985cm" svg:viewBox="0 0 3696 808" draw:points="0,808 3696,0">
            <text:p/>
          </draw:polygon>
          <draw:polygon draw:style-name="gr9" draw:text-style-name="P1" draw:layer="layout" svg:width="3.002cm" svg:height="2.424cm" svg:x="23.715cm" svg:y="1.292cm" svg:viewBox="0 0 3003 2425" draw:points="0,0 3003,2425">
            <text:p/>
          </draw:polygon>
          <draw:custom-shape draw:style-name="gr10" draw:text-style-name="P2" draw:layer="layout" svg:width="0.758cm" svg:height="0.758cm" svg:x="23.361cm" svg:y="0.8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3.361cm" svg:y="2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22.148cm" svg:y="3.4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20.41cm" svg:y="3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3.563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5.036cm" svg:y="6.2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2.206cm" svg:y="6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5.482cm" svg:y="0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24.634cm" svg:y="3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6.955cm" svg:y="1.5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6.33cm" svg:y="3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11" draw:text-style-name="P1" draw:layer="layout" svg:x1="13.886cm" svg:y1="1.606cm" svg:x2="12.693cm" svg:y2="0.247cm">
              <text:p/>
            </draw:line>
            <draw:line draw:style-name="gr11" draw:text-style-name="P1" draw:layer="layout" svg:x1="11.831cm" svg:y1="1.109cm" svg:x2="13.919cm" svg:y2="1.606cm">
              <text:p/>
            </draw:line>
            <draw:line draw:style-name="gr11" draw:text-style-name="P1" draw:layer="layout" svg:x1="12.196cm" svg:y1="2.136cm" svg:x2="13.223cm" svg:y2="2.235cm">
              <text:p/>
            </draw:line>
            <draw:line draw:style-name="gr11" draw:text-style-name="P1" draw:layer="layout" svg:x1="11.958cm" svg:y1="1.095cm" svg:x2="13.853cm" svg:y2="0.711cm">
              <text:p/>
            </draw:line>
            <draw:line draw:style-name="gr11" draw:text-style-name="P1" draw:layer="layout" svg:x1="12.208cm" svg:y1="2.159cm" svg:x2="13.852cm" svg:y2="0.744cm">
              <text:p/>
            </draw:line>
            <draw:line draw:style-name="gr11" draw:text-style-name="P1" draw:layer="layout" svg:x1="11.858cm" svg:y1="1.111cm" svg:x2="12.208cm" svg:y2="2.184cm">
              <text:p/>
            </draw:line>
            <draw:line draw:style-name="gr11" draw:text-style-name="P1" draw:layer="layout" svg:x1="13.223cm" svg:y1="2.203cm" svg:x2="13.886cm" svg:y2="1.639cm">
              <text:p/>
            </draw:line>
            <draw:line draw:style-name="gr11" draw:text-style-name="P1" draw:layer="layout" svg:x1="12.695cm" svg:y1="0.289cm" svg:x2="13.82cm" svg:y2="0.711cm">
              <text:p/>
            </draw:line>
            <draw:line draw:style-name="gr11" draw:text-style-name="P1" draw:layer="layout" svg:x1="12.695cm" svg:y1="0.289cm" svg:x2="11.858cm" svg:y2="1.112cm">
              <text:p/>
            </draw:line>
            <draw:line draw:style-name="gr11" draw:text-style-name="P1" draw:layer="layout" svg:x1="13.19cm" svg:y1="2.203cm" svg:x2="11.858cm" svg:y2="1.079cm">
              <text:p/>
            </draw:line>
            <draw:line draw:style-name="gr11" draw:text-style-name="P1" draw:layer="layout" svg:x1="13.191cm" svg:y1="2.202cm" svg:x2="12.719cm" svg:y2="0.28cm">
              <text:p/>
            </draw:line>
            <draw:line draw:style-name="gr11" draw:text-style-name="P1" draw:layer="layout" svg:x1="12.208cm" svg:y1="2.159cm" svg:x2="12.695cm" svg:y2="0.289cm">
              <text:p/>
            </draw:line>
            <draw:line draw:style-name="gr11" draw:text-style-name="P1" draw:layer="layout" svg:x1="13.491cm" svg:y1="4.881cm" svg:x2="14.516cm" svg:y2="4.881cm">
              <text:p/>
            </draw:line>
            <draw:line draw:style-name="gr11" draw:text-style-name="P1" draw:layer="layout" svg:x1="13.281cm" svg:y1="3.843cm" svg:x2="14.875cm" svg:y2="3.857cm">
              <text:p/>
            </draw:line>
            <draw:line draw:style-name="gr11" draw:text-style-name="P1" draw:layer="layout" svg:x1="13.531cm" svg:y1="4.907cm" svg:x2="14.871cm" svg:y2="3.86cm">
              <text:p/>
            </draw:line>
            <draw:line draw:style-name="gr11" draw:text-style-name="P1" draw:layer="layout" svg:x1="13.181cm" svg:y1="3.86cm" svg:x2="13.531cm" svg:y2="4.933cm">
              <text:p/>
            </draw:line>
            <draw:line draw:style-name="gr11" draw:text-style-name="P1" draw:layer="layout" svg:x1="14.556cm" svg:y1="4.907cm" svg:x2="14.872cm" svg:y2="3.86cm">
              <text:p/>
            </draw:line>
            <draw:line draw:style-name="gr11" draw:text-style-name="P1" draw:layer="layout" svg:x1="14.018cm" svg:y1="3.037cm" svg:x2="14.872cm" svg:y2="3.86cm">
              <text:p/>
            </draw:line>
            <draw:line draw:style-name="gr11" draw:text-style-name="P1" draw:layer="layout" svg:x1="14.018cm" svg:y1="3.037cm" svg:x2="13.181cm" svg:y2="3.86cm">
              <text:p/>
            </draw:line>
            <draw:line draw:style-name="gr11" draw:text-style-name="P1" draw:layer="layout" svg:x1="14.556cm" svg:y1="4.907cm" svg:x2="13.181cm" svg:y2="3.827cm">
              <text:p/>
            </draw:line>
            <draw:line draw:style-name="gr11" draw:text-style-name="P1" draw:layer="layout" svg:x1="14.556cm" svg:y1="4.907cm" svg:x2="14.018cm" svg:y2="3.037cm">
              <text:p/>
            </draw:line>
            <draw:line draw:style-name="gr11" draw:text-style-name="P1" draw:layer="layout" svg:x1="13.531cm" svg:y1="4.907cm" svg:x2="14.018cm" svg:y2="3.037cm">
              <text:p/>
            </draw:line>
            <draw:line draw:style-name="gr11" draw:text-style-name="P1" draw:layer="layout" svg:x1="13.223cm" svg:y1="3.827cm" svg:x2="13.183cm" svg:y2="2.269cm">
              <text:p/>
            </draw:line>
            <draw:line draw:style-name="gr11" draw:text-style-name="P1" draw:layer="layout" svg:x1="14.019cm" svg:y1="3.064cm" svg:x2="14.618cm" svg:y2="2.212cm">
              <text:p/>
            </draw:line>
            <draw:line draw:style-name="gr11" draw:text-style-name="P1" draw:layer="layout" svg:x1="14.881cm" svg:y1="3.859cm" svg:x2="15.61cm" svg:y2="2.169cm">
              <text:p/>
            </draw:line>
            <draw:polygon draw:style-name="gr12" draw:text-style-name="P1" draw:layer="layout" svg:width="0cm" svg:height="0.927cm" svg:x="13.901cm" svg:y="0.711cm" svg:viewBox="0 0 0 928" draw:points="0,928 0,0">
              <text:p/>
            </draw:polygon>
            <draw:polygon draw:style-name="gr13" draw:text-style-name="P1" draw:layer="layout" svg:width="1.024cm" svg:height="0cm" svg:x="14.593cm" svg:y="2.2cm" svg:viewBox="0 0 1025 0" draw:points="0,0 1025,0">
              <text:p/>
            </draw:polygon>
            <draw:polygon draw:style-name="gr13" draw:text-style-name="P1" draw:layer="layout" svg:width="2.122cm" svg:height="0.397cm" svg:x="13.853cm" svg:y="0.777cm" svg:viewBox="0 0 2123 398" draw:points="0,0 2123,398">
              <text:p/>
            </draw:polygon>
            <draw:polygon draw:style-name="gr13" draw:text-style-name="P1" draw:layer="layout" svg:width="1.339cm" svg:height="1.046cm" svg:x="14.633cm" svg:y="1.178cm" svg:viewBox="0 0 1340 1047" draw:points="0,1047 1340,0">
              <text:p/>
            </draw:polygon>
            <draw:polygon draw:style-name="gr13" draw:text-style-name="P1" draw:layer="layout" svg:width="0.745cm" svg:height="0.61cm" svg:x="13.886cm" svg:y="1.639cm" svg:viewBox="0 0 746 611" draw:points="0,0 746,611">
              <text:p/>
            </draw:polygon>
            <draw:polygon draw:style-name="gr13" draw:text-style-name="P1" draw:layer="layout" svg:width="0.315cm" svg:height="1.046cm" svg:x="15.658cm" svg:y="1.178cm" svg:viewBox="0 0 316 1047" draw:points="0,1047 316,0">
              <text:p/>
            </draw:polygon>
            <draw:polygon draw:style-name="gr13" draw:text-style-name="P1" draw:layer="layout" svg:width="0.853cm" svg:height="0.822cm" svg:x="15.119cm" svg:y="0.355cm" svg:viewBox="0 0 854 823" draw:points="0,0 854,823">
              <text:p/>
            </draw:polygon>
            <draw:polygon draw:style-name="gr13" draw:text-style-name="P1" draw:layer="layout" svg:width="1.232cm" svg:height="0.388cm" svg:x="13.886cm" svg:y="0.355cm" svg:viewBox="0 0 1233 389" draw:points="1233,0 0,389">
              <text:p/>
            </draw:polygon>
            <draw:polygon draw:style-name="gr13" draw:text-style-name="P1" draw:layer="layout" svg:width="1.803cm" svg:height="0.585cm" svg:x="13.853cm" svg:y="1.639cm" svg:viewBox="0 0 1804 586" draw:points="1804,586 0,0">
              <text:p/>
            </draw:polygon>
            <draw:polygon draw:style-name="gr13" draw:text-style-name="P1" draw:layer="layout" svg:width="0.537cm" svg:height="1.869cm" svg:x="15.119cm" svg:y="0.355cm" svg:viewBox="0 0 538 1870" draw:points="538,1870 0,0">
              <text:p/>
            </draw:polygon>
            <draw:polygon draw:style-name="gr13" draw:text-style-name="P1" draw:layer="layout" svg:width="0.486cm" svg:height="1.869cm" svg:x="14.633cm" svg:y="0.355cm" svg:viewBox="0 0 487 1870" draw:points="0,1870 487,0">
              <text:p/>
            </draw:polygon>
            <draw:polygon draw:style-name="gr13" draw:text-style-name="P1" draw:layer="layout" svg:width="1.226cm" svg:height="1.226cm" svg:x="13.886cm" svg:y="0.38cm" svg:viewBox="0 0 1227 1227" draw:points="0,1227 1227,0">
              <text:p/>
            </draw:polygon>
            <draw:polygon draw:style-name="gr13" draw:text-style-name="P1" draw:layer="layout" svg:width="2.12cm" svg:height="0.463cm" svg:x="13.853cm" svg:y="1.175cm" svg:viewBox="0 0 2121 464" draw:points="0,464 2121,0">
              <text:p/>
            </draw:polygon>
            <draw:polygon draw:style-name="gr13" draw:text-style-name="P1" draw:layer="layout" svg:width="1.723cm" svg:height="1.391cm" svg:x="13.886cm" svg:y="0.777cm" svg:viewBox="0 0 1724 1392" draw:points="0,0 1724,1392">
              <text:p/>
            </draw:polygon>
          </draw:g>
          <draw:custom-shape draw:style-name="gr14" draw:text-style-name="P3" draw:layer="layout" svg:width="0.436cm" svg:height="0.436cm" svg:x="12.476cm" svg:y="0.0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435cm" svg:height="0.436cm" svg:x="11.631cm" svg:y="0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35cm" svg:height="0.435cm" svg:x="14.286cm" svg:y="4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36cm" svg:height="0.435cm" svg:x="13.312cm" svg:y="4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0.436cm" svg:height="0.435cm" svg:x="12.987cm" svg:y="2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436cm" svg:height="0.436cm" svg:x="11.989cm" svg:y="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draw:layer="layout" svg:width="0.435cm" svg:height="0.436cm" svg:x="13.799cm" svg:y="2.8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draw:layer="layout" svg:width="0.435cm" svg:height="0.436cm" svg:x="14.644cm" svg:y="3.6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draw:layer="layout" svg:width="0.435cm" svg:height="0.436cm" svg:x="13.02cm" svg:y="3.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436cm" svg:height="0.436cm" svg:x="14.9cm" svg:y="0.1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436cm" svg:height="0.436cm" svg:x="14.414cm" svg:y="1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draw:layer="layout" svg:width="0.435cm" svg:height="0.435cm" svg:x="15.746cm" svg:y="0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435cm" svg:height="0.436cm" svg:x="15.387cm" svg:y="1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20" draw:text-style-name="P3" draw:layer="layout" svg:width="0.437cm" svg:height="0.438cm" svg:x="13.677cm" svg:y="0.516cm">
                <text:p/>
                <draw:enhanced-geometry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21" draw:text-style-name="P5" draw:layer="layout" svg:width="0.437cm" svg:height="0.438cm" svg:x="13.668cm" svg:y="0.516cm">
                <text:p/>
                <draw:enhanced-geometry draw:mirror-horizontal="true"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custom-shape draw:style-name="gr22" draw:text-style-name="P6" draw:layer="layout" svg:width="0.435cm" svg:height="0.435cm" svg:x="13.679cm" svg:y="0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23" draw:text-style-name="P3" draw:layer="layout" svg:width="0.437cm" svg:height="0.437cm" svg:x="13.677cm" svg:y="1.413cm">
                <text:p/>
                <draw:enhanced-geometry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24" draw:text-style-name="P5" draw:layer="layout" svg:width="0.437cm" svg:height="0.437cm" svg:x="13.668cm" svg:y="1.413cm">
                <text:p/>
                <draw:enhanced-geometry draw:mirror-horizontal="true" draw:glue-point-type="segments" draw:type="mso-spt100" draw:modifiers="-90 89.9850441717014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custom-shape draw:style-name="gr22" draw:text-style-name="P6" draw:layer="layout" svg:width="0.435cm" svg:height="0.435cm" svg:x="13.679cm" svg:y="1.4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1">
          <draw:line draw:style-name="gr2" draw:text-style-name="P1" draw:layer="layout" svg:x1="4.027cm" svg:y1="2.737cm" svg:x2="1.948cm" svg:y2="0.369cm">
            <text:p/>
          </draw:line>
          <draw:line draw:style-name="gr2" draw:text-style-name="P1" draw:layer="layout" svg:x1="0.447cm" svg:y1="1.87cm" svg:x2="4.085cm" svg:y2="2.736cm">
            <text:p/>
          </draw:line>
          <draw:line draw:style-name="gr2" draw:text-style-name="P1" draw:layer="layout" svg:x1="1.082cm" svg:y1="3.66cm" svg:x2="2.872cm" svg:y2="3.833cm">
            <text:p/>
          </draw:line>
          <draw:line draw:style-name="gr2" draw:text-style-name="P1" draw:layer="layout" svg:x1="0.667cm" svg:y1="1.846cm" svg:x2="3.969cm" svg:y2="1.177cm">
            <text:p/>
          </draw:line>
          <draw:line draw:style-name="gr2" draw:text-style-name="P1" draw:layer="layout" svg:x1="1.104cm" svg:y1="3.7cm" svg:x2="3.969cm" svg:y2="1.235cm">
            <text:p/>
          </draw:line>
          <draw:line draw:style-name="gr2" draw:text-style-name="P1" draw:layer="layout" svg:x1="0.494cm" svg:y1="1.875cm" svg:x2="1.104cm" svg:y2="3.744cm">
            <text:p/>
          </draw:line>
          <draw:line draw:style-name="gr2" draw:text-style-name="P1" draw:layer="layout" svg:x1="2.872cm" svg:y1="3.776cm" svg:x2="4.027cm" svg:y2="2.794cm">
            <text:p/>
          </draw:line>
          <draw:line draw:style-name="gr2" draw:text-style-name="P1" draw:layer="layout" svg:x1="1.952cm" svg:y1="0.442cm" svg:x2="3.912cm" svg:y2="1.177cm">
            <text:p/>
          </draw:line>
          <draw:line draw:style-name="gr2" draw:text-style-name="P1" draw:layer="layout" svg:x1="1.952cm" svg:y1="0.442cm" svg:x2="0.494cm" svg:y2="1.875cm">
            <text:p/>
          </draw:line>
          <draw:line draw:style-name="gr2" draw:text-style-name="P1" draw:layer="layout" svg:x1="2.814cm" svg:y1="3.776cm" svg:x2="0.494cm" svg:y2="1.818cm">
            <text:p/>
          </draw:line>
          <draw:line draw:style-name="gr2" draw:text-style-name="P1" draw:layer="layout" svg:x1="2.815cm" svg:y1="3.776cm" svg:x2="1.993cm" svg:y2="0.427cm">
            <text:p/>
          </draw:line>
          <draw:line draw:style-name="gr2" draw:text-style-name="P1" draw:layer="layout" svg:x1="1.104cm" svg:y1="3.7cm" svg:x2="1.952cm" svg:y2="0.442cm">
            <text:p/>
          </draw:line>
          <draw:custom-shape draw:style-name="gr3" draw:text-style-name="P2" draw:layer="layout" svg:width="0.758cm" svg:height="0.759cm" svg:x="1.571cm" svg:y="0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0.098cm" svg:y="1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339cm" svg:y1="8.443cm" svg:x2="5.124cm" svg:y2="8.443cm">
            <text:p/>
          </draw:line>
          <draw:line draw:style-name="gr4" draw:text-style-name="P1" draw:layer="layout" svg:x1="2.972cm" svg:y1="6.634cm" svg:x2="5.749cm" svg:y2="6.658cm">
            <text:p/>
          </draw:line>
          <draw:line draw:style-name="gr4" draw:text-style-name="P1" draw:layer="layout" svg:x1="3.409cm" svg:y1="8.487cm" svg:x2="5.744cm" svg:y2="6.663cm">
            <text:p/>
          </draw:line>
          <draw:line draw:style-name="gr4" draw:text-style-name="P1" draw:layer="layout" svg:x1="2.799cm" svg:y1="6.663cm" svg:x2="3.409cm" svg:y2="8.532cm">
            <text:p/>
          </draw:line>
          <draw:line draw:style-name="gr4" draw:text-style-name="P1" draw:layer="layout" svg:x1="5.194cm" svg:y1="8.487cm" svg:x2="5.744cm" svg:y2="6.663cm">
            <text:p/>
          </draw:line>
          <draw:line draw:style-name="gr4" draw:text-style-name="P1" draw:layer="layout" svg:x1="4.256cm" svg:y1="5.23cm" svg:x2="5.744cm" svg:y2="6.663cm">
            <text:p/>
          </draw:line>
          <draw:line draw:style-name="gr4" draw:text-style-name="P1" draw:layer="layout" svg:x1="4.257cm" svg:y1="5.23cm" svg:x2="2.799cm" svg:y2="6.663cm">
            <text:p/>
          </draw:line>
          <draw:line draw:style-name="gr4" draw:text-style-name="P1" draw:layer="layout" svg:x1="5.194cm" svg:y1="8.488cm" svg:x2="2.799cm" svg:y2="6.606cm">
            <text:p/>
          </draw:line>
          <draw:line draw:style-name="gr4" draw:text-style-name="P1" draw:layer="layout" svg:x1="5.193cm" svg:y1="8.488cm" svg:x2="4.256cm" svg:y2="5.23cm">
            <text:p/>
          </draw:line>
          <draw:line draw:style-name="gr4" draw:text-style-name="P1" draw:layer="layout" svg:x1="3.409cm" svg:y1="8.488cm" svg:x2="4.257cm" svg:y2="5.23cm">
            <text:p/>
          </draw:line>
          <draw:custom-shape draw:style-name="gr3" draw:text-style-name="P2" draw:layer="layout" svg:width="0.758cm" svg:height="0.759cm" svg:x="4.723cm" svg:y="8.0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3.027cm" svg:y="8.0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872cm" svg:y1="6.606cm" svg:x2="2.807cm" svg:y2="3.792cm">
            <text:p/>
          </draw:line>
          <draw:line draw:style-name="gr6" draw:text-style-name="P1" draw:layer="layout" svg:x1="4.258cm" svg:y1="5.277cm" svg:x2="5.307cm" svg:y2="3.792cm">
            <text:p/>
          </draw:line>
          <draw:line draw:style-name="gr25" draw:text-style-name="P1" draw:layer="layout" svg:x1="5.76cm" svg:y1="6.663cm" svg:x2="7.03cm" svg:y2="3.718cm">
            <text:p/>
          </draw:line>
          <draw:polygon draw:style-name="gr26" draw:text-style-name="P1" draw:layer="layout" svg:width="0cm" svg:height="1.598cm" svg:x="4.052cm" svg:y="1.101cm" svg:viewBox="0 0 0 1599" draw:points="0,1599 0,0">
            <text:p/>
          </draw:polygon>
          <draw:polygon draw:style-name="gr9" draw:text-style-name="P1" draw:layer="layout" svg:width="1.784cm" svg:height="0cm" svg:x="5.258cm" svg:y="3.771cm" svg:viewBox="0 0 1785 0" draw:points="0,0 1785,0">
            <text:p/>
          </draw:polygon>
          <draw:polygon draw:style-name="gr9" draw:text-style-name="P1" draw:layer="layout" svg:width="3.698cm" svg:height="0.692cm" svg:x="3.969cm" svg:y="1.293cm" svg:viewBox="0 0 3699 693" draw:points="0,0 3699,693">
            <text:p/>
          </draw:polygon>
          <draw:polygon draw:style-name="gr9" draw:text-style-name="P1" draw:layer="layout" svg:width="2.334cm" svg:height="1.823cm" svg:x="5.328cm" svg:y="1.991cm" svg:viewBox="0 0 2335 1824" draw:points="0,1824 2335,0">
            <text:p/>
          </draw:polygon>
          <draw:polygon draw:style-name="gr9" draw:text-style-name="P1" draw:layer="layout" svg:width="1.299cm" svg:height="1.064cm" svg:x="4.027cm" svg:y="2.794cm" svg:viewBox="0 0 1300 1065" draw:points="0,0 1300,1065">
            <text:p/>
          </draw:polygon>
          <draw:polygon draw:style-name="gr9" draw:text-style-name="P1" draw:layer="layout" svg:width="0.549cm" svg:height="1.823cm" svg:x="7.113cm" svg:y="1.991cm" svg:viewBox="0 0 550 1824" draw:points="0,1824 550,0">
            <text:p/>
          </draw:polygon>
          <draw:polygon draw:style-name="gr9" draw:text-style-name="P1" draw:layer="layout" svg:width="1.487cm" svg:height="1.432cm" svg:x="6.175cm" svg:y="0.558cm" svg:viewBox="0 0 1488 1433" draw:points="0,0 1488,1433">
            <text:p/>
          </draw:polygon>
          <draw:polygon draw:style-name="gr9" draw:text-style-name="P1" draw:layer="layout" svg:width="2.147cm" svg:height="0.676cm" svg:x="4.027cm" svg:y="0.558cm" svg:viewBox="0 0 2148 677" draw:points="2148,0 0,677">
            <text:p/>
          </draw:polygon>
          <draw:polygon draw:style-name="gr9" draw:text-style-name="P1" draw:layer="layout" svg:width="3.142cm" svg:height="1.02cm" svg:x="3.969cm" svg:y="2.794cm" svg:viewBox="0 0 3143 1021" draw:points="3143,1021 0,0">
            <text:p/>
          </draw:polygon>
          <draw:polygon draw:style-name="gr9" draw:text-style-name="P1" draw:layer="layout" svg:width="0.936cm" svg:height="3.257cm" svg:x="6.175cm" svg:y="0.558cm" svg:viewBox="0 0 937 3258" draw:points="937,3258 0,0">
            <text:p/>
          </draw:polygon>
          <draw:polygon draw:style-name="gr9" draw:text-style-name="P1" draw:layer="layout" svg:width="0.847cm" svg:height="3.257cm" svg:x="5.328cm" svg:y="0.558cm" svg:viewBox="0 0 848 3258" draw:points="0,3258 848,0">
            <text:p/>
          </draw:polygon>
          <draw:polygon draw:style-name="gr9" draw:text-style-name="P1" draw:layer="layout" svg:width="2.136cm" svg:height="2.136cm" svg:x="4.027cm" svg:y="0.6cm" svg:viewBox="0 0 2137 2137" draw:points="0,2137 2137,0">
            <text:p/>
          </draw:polygon>
          <draw:polygon draw:style-name="gr9" draw:text-style-name="P1" draw:layer="layout" svg:width="3.695cm" svg:height="0.807cm" svg:x="3.969cm" svg:y="1.986cm" svg:viewBox="0 0 3696 808" draw:points="0,808 3696,0">
            <text:p/>
          </draw:polygon>
          <draw:polygon draw:style-name="gr9" draw:text-style-name="P1" draw:layer="layout" svg:width="3.002cm" svg:height="2.424cm" svg:x="4.027cm" svg:y="1.293cm" svg:viewBox="0 0 3003 2425" draw:points="0,0 3003,2425">
            <text:p/>
          </draw:polygon>
          <draw:custom-shape draw:style-name="gr10" draw:text-style-name="P2" draw:layer="layout" svg:width="0.758cm" svg:height="0.758cm" svg:x="3.673cm" svg:y="0.8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3.673cm" svg:y="2.3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2.46cm" svg:y="3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0.722cm" svg:y="3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3.875cm" svg:y="4.8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5.348cm" svg:y="6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2.518cm" svg:y="6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5.794cm" svg:y="0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59cm" svg:height="0.759cm" svg:x="4.946cm" svg:y="3.3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7.267cm" svg:y="1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58cm" svg:height="0.759cm" svg:x="6.642cm" svg:y="3.3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7" draw:layer="layout" svg:width="1.6cm" svg:height="0.8cm" draw:transform="rotate (-0.244346095279206) translate (17.648cm 2.791cm)">
          <text:p/>
          <draw:enhanced-geometry svg:viewBox="0 0 21600 21600" draw:mirror-vertical="tru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8" draw:layer="layout" svg:width="6.767cm" svg:height="0.962cm" svg:x="10.7cm" svg:y="5.2cm">
          <draw:text-box>
            <text:p><text:span text:style-name="T1">Couverture de noeuds</text:span></text:p>
          </draw:text-box>
        </draw:frame>
        <draw:frame draw:style-name="gr29" draw:text-style-name="P8" draw:layer="layout" svg:width="5.341cm" svg:height="0.962cm" svg:x="21.348cm" svg:y="9.005cm">
          <draw:text-box>
            <text:p><text:span text:style-name="T1">Transformation B</text:span></text:p>
          </draw:text-box>
        </draw:frame>
        <draw:frame draw:style-name="gr30" draw:text-style-name="P8" draw:layer="layout" svg:width="5.303cm" svg:height="0.962cm" svg:x="1.677cm" svg:y="9.005cm">
          <draw:text-box>
            <text:p><text:span text:style-name="T1">Transformation A</text:span></text:p>
          </draw:text-box>
        </draw:frame>
        <draw:custom-shape draw:style-name="gr31" draw:text-style-name="P7" draw:layer="layout" svg:width="1.6cm" svg:height="0.8cm" draw:transform="rotate (-0.244346095279206) translate (8.894cm 2.789cm)">
          <text:p/>
          <draw:enhanced-geometry svg:viewBox="0 0 21600 21600" draw:mirror-vertical="true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32" draw:text-style-name="P1" draw:layer="layout" svg:x1="10.084cm" svg:y1="7.1cm" svg:x2="11.184cm" svg:y2="7.1cm">
            <text:p/>
          </draw:line>
          <draw:line draw:style-name="gr33" draw:text-style-name="P9" draw:layer="layout" svg:x1="10.084cm" svg:y1="7.95cm" svg:x2="11.184cm" svg:y2="7.95cm">
            <text:p/>
          </draw:line>
          <draw:line draw:style-name="gr34" draw:text-style-name="P9" draw:layer="layout" svg:x1="10.084cm" svg:y1="8.8cm" svg:x2="11.184cm" svg:y2="8.8cm">
            <text:p/>
          </draw:line>
          <draw:frame draw:style-name="gr35" draw:text-style-name="P10" draw:layer="layout" svg:width="7.085cm" svg:height="0.962cm" svg:x="11.274cm" svg:y="6.619cm">
            <draw:text-box>
              <text:p>liens intra-communauté</text:p>
            </draw:text-box>
          </draw:frame>
          <draw:frame draw:style-name="gr35" draw:text-style-name="P10" draw:layer="layout" svg:width="7.085cm" svg:height="0.962cm" svg:x="11.274cm" svg:y="7.469cm">
            <draw:text-box>
              <text:p>liens inter-communauté</text:p>
            </draw:text-box>
          </draw:frame>
          <draw:frame draw:style-name="gr36" draw:text-style-name="P10" draw:layer="layout" svg:width="5.887cm" svg:height="0.962cm" svg:x="11.274cm" svg:y="8.319cm">
            <draw:text-box>
              <text:p>liens chevauchant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813cm" fo:page-height="10.4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1:30:22.487136326</meta:creation-date>
    <dc:date>2016-07-31T14:52:13.368900660</dc:date>
    <meta:editing-duration>PT2H9M34S</meta:editing-duration>
    <meta:editing-cycles>23</meta:editing-cycles>
    <meta:generator>LibreOffice/5.1.4.2$Linux_X86_64 LibreOffice_project/10m0$Build-2</meta:generator>
    <meta:print-date>2014-02-17T15:25:58.872679188</meta:print-date>
    <meta:document-statistic meta:object-count="186"/>
  </office:meta>
</office:document-meta>
</file>